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width="0.102cm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fo:min-height="0.899cm"/>
    </style:style>
    <style:style style:name="gr8" style:family="graphic" style:parent-style-name="standard">
      <style:graphic-properties draw:stroke="none" svg:stroke-color="#000000" draw:fill="none" draw:fill-color="#ffffff" fo:min-height="1.749cm"/>
    </style:style>
    <style:style style:name="gr9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54cm" svg:height="1.066cm" svg:x="1.975cm" svg:y="3.476cm">
          <text:p text:style-name="P1">CMPH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5.716cm" svg:height="1.734cm" svg:x="5.954cm" svg:y="0.01cm">
          <text:p text:style-name="P1">“the quick brown”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812cm" svg:y1="1.744cm" svg:x2="3.245cm" svg:y2="3.476cm" draw:start-shape="id1" draw:start-glue-point="2" draw:end-shape="id2" draw:end-glue-point="0" svg:d="m8812 1744v866h-5567v866">
          <text:p/>
        </draw:connector>
        <draw:custom-shape draw:style-name="gr1" draw:text-style-name="P1" draw:id="id3" draw:layer="layout" svg:width="2.529cm" svg:height="1.041cm" svg:x="1.986cm" svg:y="5.48cm">
          <text:p text:style-name="P1">2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1.745cm" svg:height="0.808cm" svg:x="12.329cm" svg:y="8.5cm">
            <text:p text:style-name="P1">N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744cm" svg:height="0.808cm" svg:x="10.599cm" svg:y="8.5cm">
            <text:p text:style-name="P1">N-1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744cm" svg:height="0.808cm" svg:x="8.841cm" svg:y="8.5cm">
            <text:p text:style-name="P1">...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746cm" svg:height="0.808cm" svg:x="7.082cm" svg:y="8.5cm">
            <text:p text:style-name="P1">4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744cm" svg:height="0.808cm" svg:x="0.049cm" svg:y="8.5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746cm" svg:height="0.808cm" svg:x="1.808cm" svg:y="8.5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746cm" svg:height="0.808cm" svg:x="3.565cm" svg:y="8.5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745cm" svg:height="0.808cm" svg:x="5.324cm" svg:y="8.5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45cm" svg:height="1.642cm" svg:x="12.329cm" svg:y="9.303cm">
            <text:p text:style-name="P1">9921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44cm" svg:height="1.642cm" svg:x="10.599cm" svg:y="9.303cm">
            <text:p text:style-name="P1">645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44cm" svg:height="1.642cm" svg:x="8.841cm" svg:y="9.303cm">
            <text:p text:style-name="P1">...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46cm" svg:height="1.642cm" svg:x="7.082cm" svg:y="9.303cm">
            <text:p text:style-name="P1">234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44cm" svg:height="1.642cm" svg:x="0.049cm" svg:y="9.303cm">
            <text:p text:style-name="P1">536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46cm" svg:height="1.642cm" svg:x="1.808cm" svg:y="9.303cm">
            <text:p text:style-name="P1">385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46cm" svg:height="1.642cm" svg:x="3.565cm" svg:y="9.303cm">
            <text:p text:style-name="P1">465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45cm" svg:height="1.642cm" svg:x="5.324cm" svg:y="9.303cm">
            <text:p text:style-name="P1">923</text:p>
            <draw:enhanced-geometry svg:viewBox="0 0 21600 21600" draw:type="rectangle" draw:enhanced-path="M 0 0 L 21600 0 21600 21600 0 21600 0 0 Z N"/>
          </draw:custom-shape>
        </draw:g>
        <draw:connector draw:style-name="gr2" draw:text-style-name="P1" draw:layer="layout" draw:type="lines" svg:x1="3.245cm" svg:y1="4.542cm" svg:x2="3.25cm" svg:y2="5.48cm" draw:start-shape="id2" draw:start-glue-point="2" draw:end-shape="id3" svg:d="m3245 4542v501l5-65v502">
          <text:p/>
        </draw:connector>
        <draw:custom-shape draw:style-name="gr1" draw:text-style-name="P1" draw:id="id4" draw:layer="layout" svg:width="1.89cm" svg:height="1.066cm" svg:x="13.709cm" svg:y="3.476cm">
          <text:p text:style-name="P1">Hash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2.53cm" svg:height="1.041cm" svg:x="13.369cm" svg:y="5.389cm">
          <text:p text:style-name="P1">465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14.654cm" svg:y1="4.542cm" svg:x2="14.634cm" svg:y2="5.389cm" draw:start-shape="id4" draw:start-glue-point="2" draw:end-shape="id5" svg:d="m14654 4542v501l-20-156v502">
          <text:p/>
        </draw:connector>
        <draw:connector draw:style-name="gr2" draw:text-style-name="P1" draw:layer="layout" svg:x1="8.812cm" svg:y1="1.744cm" svg:x2="14.654cm" svg:y2="3.476cm" draw:start-shape="id1" draw:end-shape="id4" draw:end-glue-point="0" svg:d="m8812 1744v866h5842v866">
          <text:p/>
        </draw:connector>
        <draw:custom-shape draw:style-name="gr4" draw:text-style-name="P1" draw:layer="layout" svg:width="4.445cm" svg:height="4.044cm" svg:x="1.005cm" svg:y="2.8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44cm" svg:height="4.044cm" svg:x="12.435cm" svg:y="2.8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6" draw:layer="layout" svg:width="1.705cm" svg:height="1.248cm" svg:x="2.375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id="id7" draw:layer="layout" svg:width="1.27cm" svg:height="1.156cm" svg:x="3.809cm" svg:y="8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3.228cm" svg:y1="6.644cm" svg:x2="4.444cm" svg:y2="8.309cm" draw:start-shape="id6" draw:start-glue-point="8" draw:end-shape="id7" draw:end-glue-point="4" svg:d="m3228 6644c0 1249 1216 417 1216 1665">
          <text:p/>
        </draw:connector>
        <draw:custom-shape draw:style-name="gr5" draw:text-style-name="P1" draw:id="id9" draw:layer="layout" svg:width="1.705cm" svg:height="1.246cm" svg:x="3.676cm" svg:y="9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id="id8" draw:layer="layout" svg:width="1.705cm" svg:height="1.246cm" svg:x="13.775cm" svg:y="5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14.628cm" svg:y1="6.552cm" svg:x2="4.529cm" svg:y2="10.738cm" draw:start-shape="id8" draw:start-glue-point="8" draw:end-shape="id9" draw:end-glue-point="8" svg:d="m14628 6552c0 7107-10099 5014-10099 4186">
          <text:p/>
        </draw:connector>
        <draw:frame draw:style-name="gr7" draw:layer="layout" svg:width="3.745cm" svg:height="1.149cm" svg:x="14.689cm" svg:y="8.5cm">
          <draw:text-box>
            <text:p>Array Index</text:p>
          </draw:text-box>
        </draw:frame>
        <draw:frame draw:style-name="gr8" draw:layer="layout" svg:width="4.045cm" svg:height="1.999cm" svg:x="14.492cm" svg:y="9.655cm">
          <draw:text-box>
            <text:p>Hash Values</text:p>
          </draw:text-box>
        </draw:frame>
        <draw:g>
          <draw:custom-shape draw:style-name="gr3" draw:text-style-name="P1" draw:layer="layout" svg:width="1.744cm" svg:height="0.807cm" svg:x="12.331cm" svg:y="12.686cm">
            <text:p text:style-name="P1">N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744cm" svg:height="0.807cm" svg:x="10.6cm" svg:y="12.686cm">
            <text:p text:style-name="P1">N-1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744cm" svg:height="0.807cm" svg:x="8.842cm" svg:y="12.686cm">
            <text:p text:style-name="P1">...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746cm" svg:height="0.807cm" svg:x="7.083cm" svg:y="12.686cm">
            <text:p text:style-name="P1">4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744cm" svg:height="0.807cm" svg:x="0.05cm" svg:y="12.686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745cm" svg:height="0.807cm" svg:x="1.809cm" svg:y="12.686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746cm" svg:height="0.807cm" svg:x="3.566cm" svg:y="12.686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745cm" svg:height="0.807cm" svg:x="5.325cm" svg:y="12.686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44cm" svg:height="1.643cm" svg:x="12.331cm" svg:y="13.488cm">
            <text:p text:style-name="P1">21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44cm" svg:height="1.643cm" svg:x="10.6cm" svg:y="13.488cm">
            <text:p text:style-name="P1">445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44cm" svg:height="1.643cm" svg:x="8.842cm" svg:y="13.488cm">
            <text:p text:style-name="P1">...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46cm" svg:height="1.643cm" svg:x="7.083cm" svg:y="13.488cm">
            <text:p text:style-name="P1">4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44cm" svg:height="1.643cm" svg:x="0.05cm" svg:y="13.488cm">
            <text:p text:style-name="P1">201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45cm" svg:height="1.643cm" svg:x="1.809cm" svg:y="13.488cm">
            <text:p text:style-name="P1">112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46cm" svg:height="1.643cm" svg:x="3.566cm" svg:y="13.488cm">
            <text:p text:style-name="P1">53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45cm" svg:height="1.643cm" svg:x="5.325cm" svg:y="13.488cm">
            <text:p text:style-name="P1">217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1" draw:id="id10" draw:layer="layout" svg:width="1.271cm" svg:height="1.154cm" svg:x="3.81cm" svg:y="12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706cm" svg:height="1.245cm" svg:x="3.677cm" svg:y="13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4.257cm" svg:height="1.999cm" svg:x="14.387cm" svg:y="13.841cm">
          <draw:text-box>
            <text:p>Count Values</text:p>
          </draw:text-box>
        </draw:frame>
        <draw:frame draw:style-name="gr7" draw:layer="layout" svg:width="3.745cm" svg:height="1.149cm" svg:x="14.69cm" svg:y="12.595cm">
          <draw:text-box>
            <text:p>Array Index</text:p>
          </draw:text-box>
        </draw:frame>
        <draw:connector draw:style-name="gr6" draw:text-style-name="P1" draw:layer="layout" draw:type="curve" draw:line-skew="1.19cm" svg:x1="3.228cm" svg:y1="6.644cm" svg:x2="4.445cm" svg:y2="12.495cm" draw:start-shape="id6" draw:start-glue-point="8" draw:end-shape="id10" draw:end-glue-point="4" svg:d="m3228 6644c0 6174 1217 3249 1217 5851">
          <text:p/>
        </draw:connector>
        <draw:frame draw:style-name="gr9" draw:layer="layout" svg:width="2.098cm" svg:height="0.962cm" draw:transform="rotate (-1.55980075250822) translate (6.456cm 3.927cm)">
          <draw:text-box>
            <text:p>Tier 1</text:p>
          </draw:text-box>
        </draw:frame>
        <draw:frame draw:style-name="gr9" draw:layer="layout" svg:width="2.098cm" svg:height="0.962cm" draw:transform="rotate (-1.55980075250822) translate (12.357cm 3.927cm)">
          <draw:text-box>
            <text:p>Tier 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auto-grow-width="tru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745cm" fo:page-height="15.8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dy Grady</meta:initial-creator>
    <meta:creation-date>2011-01-31T15:07:09</meta:creation-date>
    <dc:date>2011-01-31T15:56:04</dc:date>
    <dc:creator>Jody Grady</dc:creator>
    <meta:editing-duration>PT00H33M35S</meta:editing-duration>
    <meta:editing-cycles>5</meta:editing-cycles>
    <meta:generator>OpenOffice.org/3.2$Linux OpenOffice.org_project/320m12$Build-9483</meta:generator>
    <meta:document-statistic meta:object-count="60"/>
  </office:meta>
</office:document-meta>
</file>